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0D86351DC4D4D3AF254.png" manifest:media-type="image/png"/>
  <manifest:file-entry manifest:full-path="Pictures/1000020100000180000000789EEBE6BF6CF38475.png" manifest:media-type="image/png"/>
  <manifest:file-entry manifest:full-path="Pictures/10000201000002B20000029C5CAACBDB31624426.png" manifest:media-type="image/png"/>
  <manifest:file-entry manifest:full-path="Pictures/100002010000017B0000016CECC58CE7378430DA.png" manifest:media-type="image/png"/>
  <manifest:file-entry manifest:full-path="Pictures/10000201000001DF000000A03C0B789D6E4D3530.png" manifest:media-type="image/png"/>
  <manifest:file-entry manifest:full-path="Pictures/1000020100000175000000DF2772096EE8E4BE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1cc" officeooo:paragraph-rsid="001f31cc"/>
    </style:style>
    <style:style style:name="P2" style:family="paragraph" style:parent-style-name="Standard">
      <style:text-properties officeooo:rsid="001f31cc" officeooo:paragraph-rsid="00207f6e"/>
    </style:style>
    <style:style style:name="P3" style:family="paragraph" style:parent-style-name="Standard">
      <style:text-properties officeooo:rsid="0021caec" officeooo:paragraph-rsid="0021caec"/>
    </style:style>
    <style:style style:name="P4" style:family="paragraph" style:parent-style-name="Standard">
      <style:text-properties officeooo:rsid="0023baa6" officeooo:paragraph-rsid="0023baa6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0"/><text:span text:style-name="T1">Using Shell Redirection and Piping</text:span></text:p>
      <text:p text:style-name="P1"/>
      <text:p text:style-name="P1"/>
      <text:p text:style-name="P1"/>
      <text:p text:style-name="P1"><draw:frame draw:style-name="fr1" draw:name="Image1" text:anchor-type="paragraph" svg:x="2.217cm" svg:y="0.042cm" svg:width="12.674cm" svg:height="4.538cm" draw:z-index="0"><draw:image xlink:href="Pictures/10000201000001DF000000A03C0B789D6E4D3530.png" xlink:type="simple" xlink:show="embed" xlink:actuate="onLoad" loext:mime-type="image/x-vclgraphic"/></draw:frame><text:s text:c="13"/>1)</text:p>
      <text:p text:style-name="P1"><text:s/>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2.933cm" svg:height="5.9cm" draw:z-index="1"><draw:image xlink:href="Pictures/1000020100000175000000DF2772096EE8E4BECD.png" xlink:type="simple" xlink:show="embed" xlink:actuate="onLoad" loext:mime-type="image/x-vclgraphic"/></draw:frame><text:s text:c="13"/>2)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2.177cm" svg:y="0.238cm" svg:width="13.005cm" svg:height="10.058cm" draw:z-index="2"><draw:image xlink:href="Pictures/100002010000017B0000016CECC58CE7378430DA.png" xlink:type="simple" xlink:show="embed" xlink:actuate="onLoad" loext:mime-type="image/x-vclgraphic"/></draw:frame><text:s text:c="7"/>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728cm" svg:y="2.895cm" svg:width="15.935cm" svg:height="16.457cm" draw:z-index="3"><draw:image xlink:href="Pictures/10000201000002B20000029C5CAACBDB31624426.png" xlink:type="simple" xlink:show="embed" xlink:actuate="onLoad" loext:mime-type="image/x-vclgraphic"/></draw:frame><text:soft-page-break/></text:p>
      <text:p text:style-name="P1"/>
      <text:p text:style-name="P1"/>
      <text:p text:style-name="P3">4)</text:p>
      <text:p text:style-name="P1"/>
      <text:p text:style-name="P1"/>
      <text:p text:style-name="P1"/>
      <text:p text:style-name="P1"/>
      <text:p text:style-name="P3"><text:s text:c="12"/></text:p>
      <text:p text:style-name="P3"/>
      <text:p text:style-name="P3"/>
      <text:p text:style-name="P3"/>
      <text:p text:style-name="P3"/>
      <text:p text:style-name="P3"><text:soft-page-break/></text:p>
      <text:p text:style-name="P3"><text:s text:c="5"/></text:p>
      <text:p text:style-name="P3"><text:s text:c="3"/></text:p>
      <text:p text:style-name="P3"><draw:frame draw:style-name="fr1" draw:name="Image5" text:anchor-type="paragraph" svg:x="0.841cm" svg:y="0.64cm" svg:width="15.053cm" svg:height="4.441cm" draw:z-index="4"><draw:image xlink:href="Pictures/1000020100000180000000789EEBE6BF6CF38475.png" xlink:type="simple" xlink:show="embed" xlink:actuate="onLoad" loext:mime-type="image/x-vclgraphic"/></draw:frame><text:s text:c="2"/>5)</text:p>
      <text:p text:style-name="P3"/>
      <text:p text:style-name="P4"/>
      <text:p text:style-name="P4">6)</text:p>
      <text:p text:style-name="P4"><draw:frame draw:style-name="fr1" draw:name="Image6" text:anchor-type="paragraph" svg:x="1.053cm" svg:y="0.386cm" svg:width="14.684cm" svg:height="5.715cm" draw:z-index="5"><draw:image xlink:href="Pictures/100002010000022B000000D86351DC4D4D3AF25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3:58:13.592831315</meta:creation-date>
    <dc:date>2022-04-26T15:48:12.587886614</dc:date>
    <meta:editing-duration>PT20M58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3" meta:paragraph-count="13" meta:word-count="11" meta:character-count="147" meta:non-whitespace-character-count="42"/>
  </office:meta>
</office:document-meta>
</file>